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4.804cm"/>
    </style:style>
    <style:style style:name="gr2" style:family="graphic" style:parent-style-name="standard">
      <style:graphic-properties draw:textarea-horizontal-align="justify" draw:textarea-vertical-align="middle" draw:auto-grow-height="false" fo:min-height="2.05cm" fo:min-width="5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2.05cm"/>
    </style:style>
    <style:style style:name="gr5" style:family="graphic" style:parent-style-name="standard">
      <style:graphic-properties draw:textarea-horizontal-align="justify" draw:textarea-vertical-align="middle" draw:auto-grow-height="false" fo:min-height="1.324cm" fo:min-width="2.83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6" draw:id="id6" draw:layer="layout" svg:width="7.5cm" svg:height="2.7cm" svg:x="6.9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7.5cm" svg:height="2.7cm" svg:x="1.6cm" svg:y="2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6.3cm" svg:height="2.3cm" svg:x="5.7cm" svg:y="10.9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3cm" svg:height="2.3cm" svg:x="5.4cm" svg:y="14cm">
          <text:p text:style-name="P1">i = star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8.85cm" svg:y1="13.2cm" svg:x2="8.55cm" svg:y2="14cm" draw:start-shape="id1" draw:start-glue-point="2" draw:end-shape="id2" draw:end-glue-point="0" svg:d="M8850 13200l-300 800" svg:viewBox="0 0 301 801">
          <text:p/>
        </draw:connector>
        <draw:custom-shape draw:style-name="gr4" draw:text-style-name="P1" xml:id="id3" draw:id="id3" draw:layer="layout" svg:width="5.1cm" svg:height="3.6cm" svg:x="5.8cm" svg:y="17.4cm">
          <text:p text:style-name="P1">i &lt; 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8.55cm" svg:y1="16.3cm" svg:x2="8.35cm" svg:y2="17.4cm" draw:start-shape="id2" draw:start-glue-point="2" draw:end-shape="id3" svg:d="M8550 16300l-200 1100" svg:viewBox="0 0 201 1101">
          <text:p/>
        </draw:connector>
        <draw:custom-shape draw:style-name="gr5" draw:text-style-name="P1" xml:id="id4" draw:id="id4" draw:layer="layout" svg:width="5.3cm" svg:height="2.5cm" svg:x="7.6cm" svg:y="4.5cm">
          <text:p text:style-name="P1">Pobierz star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5" draw:id="id5" draw:layer="layout" svg:width="5.3cm" svg:height="2.5cm" svg:x="6.8cm" svg:y="7.6cm">
          <text:p text:style-name="P1">Pobierz stop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9.587cm" svg:y1="7cm" svg:x2="9.45cm" svg:y2="7.6cm" draw:start-shape="id4" draw:start-glue-point="7" draw:end-shape="id5" svg:d="M9587 7000l-137 600" svg:viewBox="0 0 138 601">
          <text:p/>
        </draw:connector>
        <draw:connector draw:style-name="gr3" draw:text-style-name="P2" xml:id="id11" draw:id="id11" draw:layer="layout" draw:type="line" svg:x1="10.65cm" svg:y1="4cm" svg:x2="10.65cm" svg:y2="4cm" draw:start-shape="id6" draw:start-glue-point="8" draw:end-shape="id6" draw:end-glue-point="8" svg:d="M10650 4000z" svg:viewBox="0 0 1 1">
          <text:p/>
        </draw:connector>
        <draw:custom-shape draw:style-name="gr2" draw:text-style-name="P1" xml:id="id7" draw:id="id7" draw:layer="layout" svg:width="6.3cm" svg:height="2.3cm" svg:x="13.1cm" svg:y="20.3cm">
          <text:p text:style-name="P1">Suma = suma + i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5.3cm" svg:height="2.5cm" svg:x="1.2cm" svg:y="21.1cm">
          <text:p text:style-name="P1">Drukuj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10.9cm" svg:y1="19.2cm" svg:x2="16.25cm" svg:y2="20.3cm" draw:start-shape="id3" draw:start-glue-point="7" draw:end-shape="id7" draw:end-glue-point="0" svg:d="M10900 19200h5350v1100" svg:viewBox="0 0 5351 1101">
          <text:p text:style-name="P1">Tak</text:p>
        </draw:connector>
        <draw:connector draw:style-name="gr6" draw:text-style-name="P2" draw:layer="layout" svg:x1="5.8cm" svg:y1="19.2cm" svg:x2="4.513cm" svg:y2="21.1cm" draw:start-shape="id3" draw:start-glue-point="5" draw:end-shape="id8" draw:end-glue-point="4" svg:d="M5800 19200h-1287v1900" svg:viewBox="0 0 1288 1901">
          <text:p text:style-name="P1">Nie</text:p>
        </draw:connector>
        <draw:custom-shape draw:style-name="gr2" draw:text-style-name="P1" xml:id="id9" draw:id="id9" draw:layer="layout" svg:width="6.3cm" svg:height="2.3cm" svg:x="13.1cm" svg:y="23.8cm">
          <text:p text:style-name="P1">i = i + 2 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9.4cm" svg:y1="24.95cm" svg:x2="8.35cm" svg:y2="17.4cm" draw:start-shape="id9" draw:start-glue-point="1" draw:end-shape="id3" draw:end-glue-point="4" svg:d="M19400 24950h501v-8051h-11551v501" svg:viewBox="0 0 11552 8052">
          <text:p/>
        </draw:connector>
        <draw:connector draw:style-name="gr3" draw:text-style-name="P2" draw:layer="layout" draw:type="line" svg:x1="3.85cm" svg:y1="23.6cm" svg:x2="5.35cm" svg:y2="25cm" draw:start-shape="id8" draw:start-glue-point="8" draw:end-shape="id10" svg:d="M3850 23600l1500 1400" svg:viewBox="0 0 1501 1401">
          <text:p/>
        </draw:connector>
        <draw:connector draw:style-name="gr3" draw:text-style-name="P2" draw:layer="layout" draw:type="line" svg:x1="16.25cm" svg:y1="22.6cm" svg:x2="16.25cm" svg:y2="23.8cm" draw:start-shape="id7" draw:start-glue-point="2" draw:end-shape="id9" svg:d="M16250 22600v1200" svg:viewBox="0 0 1 1201">
          <text:p/>
        </draw:connector>
        <draw:connector draw:style-name="gr3" draw:text-style-name="P2" draw:layer="layout" draw:type="line" svg:x1="8.787cm" svg:y1="10.1cm" svg:x2="8.85cm" svg:y2="10.9cm" draw:start-shape="id5" draw:start-glue-point="7" draw:end-shape="id1" svg:d="M8787 10100l63 800" svg:viewBox="0 0 64 801">
          <text:p/>
        </draw:connector>
        <draw:connector draw:style-name="gr3" draw:text-style-name="P2" draw:layer="layout" draw:type="line" svg:x1="10.65cm" svg:y1="4cm" svg:x2="10.25cm" svg:y2="4.5cm" draw:start-shape="id11" draw:start-glue-point="0" draw:end-shape="id4" svg:d="M10650 4000l-400 500" svg:viewBox="0 0 40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2:30:13.983210642</meta:creation-date>
    <meta:generator>LibreOffice/6.0.7.3$Linux_X86_64 LibreOffice_project/00m0$Build-3</meta:generator>
    <dc:date>2019-11-14T12:14:19.736229191</dc:date>
    <meta:editing-duration>PT15M34S</meta:editing-duration>
    <meta:editing-cycles>2</meta:editing-cycles>
    <meta:document-statistic meta:object-count="21"/>
  </office:meta>
</office:document-meta>
</file>